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5104" calcext:value-type="float">
            <text:p>66.74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5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2056" calcext:value-type="float">
            <text:p>66.74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596" calcext:value-type="float">
            <text:p>66.73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2912" calcext:value-type="float">
            <text:p>66.7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9864" calcext:value-type="float">
            <text:p>66.72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10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3768" calcext:value-type="float">
            <text:p>66.72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072" calcext:value-type="float">
            <text:p>66.72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4624" calcext:value-type="float">
            <text:p>66.71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1576" calcext:value-type="float">
            <text:p>66.71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8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8528" calcext:value-type="float">
            <text:p>66.70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548" calcext:value-type="float">
            <text:p>66.70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02432" calcext:value-type="float">
            <text:p>66.70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9384" calcext:value-type="float">
            <text:p>66.69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7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3288" calcext:value-type="float">
            <text:p>66.69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7192" calcext:value-type="float">
            <text:p>66.68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8904" calcext:value-type="float">
            <text:p>66.66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7568" calcext:value-type="float">
            <text:p>66.64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6712" calcext:value-type="float">
            <text:p>66.65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0616" calcext:value-type="float">
            <text:p>66.65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3664" calcext:value-type="float">
            <text:p>66.65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4144" calcext:value-type="float">
            <text:p>66.68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5856" calcext:value-type="float">
            <text:p>66.66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5976" calcext:value-type="float">
            <text:p>66.6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8048" calcext:value-type="float">
            <text:p>66.67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4-04-11 1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81096" calcext:value-type="float">
            <text:p>66.68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3-11-15 1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62808" calcext:value-type="float">
            <text:p>66.66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3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88" calcext:value-type="float">
            <text:p>66.5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6504" calcext:value-type="float">
            <text:p>66.51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20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9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6088" calcext:value-type="float">
            <text:p>66.23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71496" calcext:value-type="float">
            <text:p>66.07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9952" calcext:value-type="float">
            <text:p>65.90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6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7448" calcext:value-type="float">
            <text:p>65.68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4-12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2752" calcext:value-type="float">
            <text:p>65.45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05864" calcext:value-type="float">
            <text:p>65.20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86" calcext:value-type="float">
            <text:p>64.99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02944" calcext:value-type="float">
            <text:p>64.70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0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0612" calcext:value-type="float">
            <text:p>64.206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1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4704" calcext:value-type="float">
            <text:p>63.94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9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633096" calcext:value-type="float">
            <text:p>63.63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8-0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13056" calcext:value-type="float">
            <text:p>63.31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7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87504" calcext:value-type="float">
            <text:p>63.08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5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3828" calcext:value-type="float">
            <text:p>62.4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4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4872" calcext:value-type="float">
            <text:p>62.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56696" calcext:value-type="float">
            <text:p>61.95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2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1584" calcext:value-type="float">
            <text:p>61.4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1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58704" calcext:value-type="float">
            <text:p>61.25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200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6472" calcext:value-type="float">
            <text:p>60.92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9-0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05976" calcext:value-type="float">
            <text:p>60.00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7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00136" calcext:value-type="float">
            <text:p>59.00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6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46896" calcext:value-type="float">
            <text:p>59.746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5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8424" calcext:value-type="float">
            <text:p>59.01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4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8444" calcext:value-type="float">
            <text:p>58.38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3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5256" calcext:value-type="float">
            <text:p>58.05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8304" calcext:value-type="float">
            <text:p>58.05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1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80352" calcext:value-type="float">
            <text:p>57.68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90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66992" calcext:value-type="float">
            <text:p>57.46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8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3696" calcext:value-type="float">
            <text:p>57.00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5616" calcext:value-type="float">
            <text:p>57.12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6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5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4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67832" calcext:value-type="float">
            <text:p>56.56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3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19064" calcext:value-type="float">
            <text:p>56.51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2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53888" calcext:value-type="float">
            <text:p>56.25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1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81448" calcext:value-type="float">
            <text:p>55.78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0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08424" calcext:value-type="float">
            <text:p>55.20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74312" calcext:value-type="float">
            <text:p>55.07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11016" calcext:value-type="float">
            <text:p>54.61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7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72688" calcext:value-type="float">
            <text:p>54.27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35072" calcext:value-type="float">
            <text:p>53.53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3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88312" calcext:value-type="float">
            <text:p>52.788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2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9824" calcext:value-type="float">
            <text:p>54.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1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70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58544" calcext:value-type="float">
            <text:p>52.358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9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6192" calcext:value-type="float">
            <text:p>53.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8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5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18904" calcext:value-type="float">
            <text:p>47.61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28304" calcext:value-type="float">
            <text:p>46.62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2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76744" calcext:value-type="float">
            <text:p>45.576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1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0476" calcext:value-type="float">
            <text:p>45.70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60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5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70704" calcext:value-type="float">
            <text:p>42.9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58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312401</text:p>
          </table:table-cell>
          <table:table-cell office:value-type="string" calcext:value-type="string">
            <text:p>195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51" meta:object-count="0"/>
    <meta:user-defined meta:name="AppVersion">3.0</meta:user-defined>
  </office:meta>
</office:document-meta>
</file>